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Verdana" svg:font-family="Verdana, Verdana"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style:font-name="Calibri" fo:font-size="12pt" style:font-name-asian="Arial Unicode MS" style:font-size-asian="12pt" style:font-name-complex="Mangal" style:font-size-complex="12pt"/>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Texto_5f_portada">
      <style:paragraph-properties fo:margin-left="1.958cm" fo:margin-right="0cm" fo:text-indent="0cm" style:auto-text-indent="false"/>
      <style:text-properties fo:font-weight="bold" style:font-weight-asian="bold" style:font-weight-complex="bold"/>
    </style:style>
    <style:style style:name="P5" style:family="paragraph" style:parent-style-name="Subtítulo_5f_portada">
      <style:text-properties style:font-name="Calibri1"/>
    </style:style>
    <style:style style:name="P6" style:family="paragraph" style:parent-style-name="Universidad_5f_portada">
      <style:text-properties style:font-name="Calibri1" fo:font-size="14pt" style:font-size-asian="14pt" style:font-size-complex="14pt"/>
    </style:style>
    <style:style style:name="P7" style:family="paragraph" style:parent-style-name="EPS_5f_portada">
      <style:paragraph-properties fo:margin-top="0cm" fo:margin-bottom="0.4cm"/>
      <style:text-properties style:font-name="Calibri1" fo:font-size="14pt" style:font-size-asian="14pt" style:font-size-complex="14pt"/>
    </style:style>
    <style:style style:name="P8" style:family="paragraph" style:parent-style-name="Título_5f_portada">
      <style:text-properties style:font-name="Calibri1" fo:font-size="20pt" fo:font-weight="normal" style:font-size-asian="20pt" style:font-weight-asian="normal" style:font-size-complex="20pt" style:font-weight-complex="normal"/>
    </style:style>
    <style:style style:name="P9" style:family="paragraph" style:parent-style-name="Text_20_body" style:list-style-name="L2"/>
    <style:style style:name="P10" style:family="paragraph" style:parent-style-name="Text_20_body" style:list-style-name="L2">
      <style:text-properties fo:font-weight="bold" style:font-weight-asian="bold" style:font-weight-complex="bold"/>
    </style:style>
    <style:style style:name="P11" style:family="paragraph" style:parent-style-name="Text_20_body" style:list-style-name="L3">
      <style:text-properties fo:font-weight="bold" style:font-weight-asian="bold" style:font-weight-complex="bold"/>
    </style:style>
    <style:style style:name="P12" style:family="paragraph" style:parent-style-name="Text_20_body" style:list-style-name="L2">
      <style:text-properties fo:font-style="normal" fo:font-weight="bold" style:font-style-asian="normal" style:font-weight-asian="bold" style:font-style-complex="normal" style:font-weight-complex="bold"/>
    </style:style>
    <style:style style:name="P13" style:family="paragraph" style:parent-style-name="Text_20_body" style:list-style-name="L3">
      <style:text-properties style:font-name="Calibri" fo:font-size="12pt" fo:font-weight="bold" style:font-size-asian="12pt" style:font-weight-asian="bold" style:font-size-complex="12pt" style:font-weight-complex="bold"/>
    </style:style>
    <style:style style:name="P14" style:family="paragraph" style:parent-style-name="Text_20_body" style:list-style-name="L5">
      <style:text-properties style:font-name="Calibri" fo:font-size="12pt" fo:font-weight="normal" style:font-name-asian="Arial Unicode MS" style:font-size-asian="12pt" style:font-weight-asian="normal" style:font-name-complex="Mangal" style:font-size-complex="12pt" style:font-weight-complex="normal"/>
    </style:style>
    <style:style style:name="P15" style:family="paragraph" style:parent-style-name="Text_20_body" style:list-style-name="L6">
      <style:text-properties style:font-name="Calibri" fo:font-size="12pt" fo:font-weight="normal" style:font-name-asian="Arial Unicode MS" style:font-size-asian="12pt" style:font-weight-asian="normal" style:font-name-complex="Mangal" style:font-size-complex="12pt" style:font-weight-complex="normal"/>
    </style:style>
    <style:style style:name="P16" style:family="paragraph" style:parent-style-name="Text_20_body" style:list-style-name="L7">
      <style:text-properties style:font-name="Calibri" fo:font-size="12pt" fo:font-weight="normal" style:font-name-asian="Arial Unicode MS" style:font-size-asian="12pt" style:font-weight-asian="normal" style:font-name-complex="Mangal" style:font-size-complex="12pt" style:font-weight-complex="normal"/>
    </style:style>
    <style:style style:name="P17" style:family="paragraph" style:parent-style-name="Text_20_body" style:list-style-name="L5">
      <style:text-properties style:font-name="Calibri" fo:font-weight="normal" style:font-weight-asian="normal" style:font-weight-complex="normal"/>
    </style:style>
    <style:style style:name="P18" style:family="paragraph" style:parent-style-name="Text_20_body" style:list-style-name="L5">
      <style:text-properties style:font-name="Calibri" fo:font-weight="normal" style:font-name-asian="Arial Unicode MS" style:font-weight-asian="normal" style:font-name-complex="Mangal" style:font-weight-complex="normal"/>
    </style:style>
    <style:style style:name="P19" style:family="paragraph" style:parent-style-name="Text_20_body" style:list-style-name="L5">
      <style:text-properties fo:font-size="12pt" style:font-size-asian="12pt" style:font-size-complex="12pt"/>
    </style:style>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Heading_20_1">
      <style:paragraph-properties fo:break-before="page"/>
    </style:style>
    <style:style style:name="P26" style:family="paragraph" style:parent-style-name="Heading_20_2">
      <style:text-properties fo:font-style="normal" style:font-style-asian="normal" style:font-style-complex="normal"/>
    </style:style>
    <style:style style:name="P27" style:family="paragraph" style:parent-style-name="Heading_20_2">
      <style:text-properties fo:font-weight="normal" style:font-weight-asian="normal" style:font-weight-complex="normal"/>
    </style:style>
    <style:style style:name="P28" style:family="paragraph" style:parent-style-name="Requisito_20_funcional" style:list-style-name="L4" style:master-page-name="">
      <style:paragraph-properties fo:margin-left="3.18cm" fo:margin-right="0cm" fo:text-indent="-2.2cm" style:auto-text-indent="false" style:page-number="auto" fo:background-color="transparent" style:shadow="none">
        <style:tab-stops/>
        <style:background-image/>
      </style:paragraph-properties>
      <style:text-properties fo:font-weight="normal" style:font-weight-asian="normal" style:font-weight-complex="normal"/>
    </style:style>
    <style:style style:name="P29" style:family="paragraph" style:parent-style-name="Requisito_20_funcional" style:list-style-name="L4" style:master-page-name="">
      <style:paragraph-properties fo:margin-left="3.18cm" fo:margin-right="0cm" fo:margin-top="0.423cm" fo:margin-bottom="0.212cm" fo:text-indent="-2.2cm" style:auto-text-indent="false" style:page-number="auto" fo:background-color="transparent" style:shadow="none" fo:keep-with-next="always">
        <style:tab-stops/>
        <style:background-image/>
      </style:paragraph-properties>
      <style:text-properties style:font-name="Arial" fo:font-size="14pt" fo:font-weight="normal" style:font-name-asian="Arial Unicode MS" style:font-size-asian="14pt" style:font-weight-asian="normal" style:font-name-complex="Mangal" style:font-size-complex="14pt" style:font-weight-complex="normal"/>
    </style:style>
    <style:style style:name="P30" style:family="paragraph" style:parent-style-name="Requisito_20_funcional" style:list-style-name="L4" style:master-page-name="">
      <style:paragraph-properties fo:margin-left="3.18cm" fo:margin-right="0cm" fo:margin-top="0.423cm" fo:margin-bottom="0.212cm" fo:text-indent="-2.2cm" style:auto-text-indent="false" style:page-number="auto" fo:background-color="transparent" style:shadow="none" fo:keep-with-next="always">
        <style:tab-stops/>
        <style:background-image/>
      </style:paragraph-properties>
    </style:style>
    <style:style style:name="P31" style:family="paragraph" style:parent-style-name="Requisito_20_funcional" style:list-style-name="L4">
      <style:paragraph-properties fo:margin-left="3.18cm" fo:margin-right="0cm" fo:margin-top="0.423cm" fo:margin-bottom="0.212cm" fo:text-indent="-2.2cm" style:auto-text-indent="false" fo:background-color="transparent" style:shadow="none" fo:keep-with-next="always">
        <style:tab-stops/>
        <style:background-image/>
      </style:paragraph-properties>
      <style:text-properties style:font-name="Arial" fo:font-size="14pt" fo:font-weight="normal" style:font-name-asian="Arial Unicode MS" style:font-size-asian="14pt" style:font-weight-asian="normal" style:font-name-complex="Mangal" style:font-size-complex="14pt" style:font-weight-complex="normal"/>
    </style:style>
    <style:style style:name="P32" style:family="paragraph" style:parent-style-name="Requisito_20_funcional" style:list-style-name="L4">
      <style:paragraph-properties fo:margin-left="3.18cm" fo:margin-right="0cm" fo:margin-top="0.423cm" fo:margin-bottom="0.212cm" fo:text-indent="-2.2cm" style:auto-text-indent="false" fo:background-color="transparent" style:shadow="none" fo:keep-with-next="always">
        <style:tab-stops/>
        <style:background-image/>
      </style:paragraph-properties>
      <style:text-properties style:font-name="Arial" fo:font-size="14pt" style:font-name-asian="Arial Unicode MS" style:font-size-asian="14pt" style:font-name-complex="Mangal" style:font-size-complex="14pt"/>
    </style:style>
    <style:style style:name="P33" style:family="paragraph" style:parent-style-name="Requisito_20_funcional" style:list-style-name="L4">
      <style:paragraph-properties fo:margin-left="3.18cm" fo:margin-right="0cm" fo:margin-top="0.423cm" fo:margin-bottom="0.212cm" fo:text-indent="-2.2cm" style:auto-text-indent="false" fo:background-color="transparent" style:shadow="none" fo:keep-with-next="always">
        <style:tab-stops/>
        <style:background-image/>
      </style:paragraph-properties>
    </style:style>
    <style:style style:name="P34" style:family="paragraph" style:parent-style-name="Contents_20_4">
      <style:paragraph-properties>
        <style:tab-stops>
          <style:tab-stop style:position="15.508cm" style:type="right" style:leader-style="dotted" style:leader-text="."/>
        </style:tab-stops>
      </style:paragraph-properties>
    </style:style>
    <style:style style:name="P35" style:family="paragraph" style:parent-style-name="Requisito_20_no_20_funcional" style:list-style-name="L8"/>
    <style:style style:name="P36" style:family="paragraph" style:parent-style-name="Requisito_20_no_20_funcional" style:list-style-name="L8">
      <style:paragraph-properties fo:margin-top="0.423cm" fo:margin-bottom="0.212cm" fo:keep-with-next="always"/>
    </style:style>
    <style:style style:name="P37" style:family="paragraph" style:parent-style-name="Heading_20_3">
      <style:text-properties fo:font-weight="bold" style:font-weight-asian="bold" style:font-weight-complex="bold"/>
    </style:style>
    <style:style style:name="P38" style:family="paragraph" style:parent-style-name="Contents_20_1">
      <style:paragraph-properties>
        <style:tab-stops>
          <style:tab-stop style:position="17.006cm" style:type="right" style:leader-style="dotted" style:leader-text="."/>
        </style:tab-stops>
      </style:paragraph-properties>
    </style:style>
    <style:style style:name="P39" style:family="paragraph" style:parent-style-name="Contents_20_2">
      <style:paragraph-properties>
        <style:tab-stops>
          <style:tab-stop style:position="16.506cm" style:type="right" style:leader-style="dotted" style:leader-text="."/>
        </style:tab-stops>
      </style:paragraph-properties>
    </style:style>
    <style:style style:name="P40" style:family="paragraph" style:parent-style-name="Contents_20_3">
      <style:paragraph-properties>
        <style:tab-stops>
          <style:tab-stop style:position="16.007cm" style:type="right" style:leader-style="dotted" style:leader-text="."/>
        </style:tab-stops>
      </style:paragraph-properties>
    </style:style>
    <style:style style:name="P41" style:family="paragraph" style:parent-style-name="Título_5f_portada" style:master-page-name="First_20_Page">
      <style:paragraph-properties style:page-number="auto"/>
      <style:text-properties style:font-name="Calibri1" fo:font-size="20pt" style:font-size-asian="20pt" style:font-size-complex="20pt"/>
    </style:style>
    <style:style style:name="P42" style:family="paragraph" style:parent-style-name="Requsito_20_de_20_información" style:list-style-name="L1"/>
    <style:style style:name="P43" style:family="paragraph" style:parent-style-name="Requsito_20_de_20_información" style:list-style-name="L1">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name-asian="Arial Unicode MS" style:font-style-asian="normal" style:font-weight-asian="normal" style:font-name-complex="Mangal" style:font-style-complex="normal" style:font-weight-complex="normal"/>
    </style:style>
    <style:style style:name="T7" style:family="text">
      <style:text-properties fo:font-style="normal" style:font-name-asian="Arial Unicode MS" style:font-style-asian="normal" style:font-name-complex="Mangal" style:font-style-complex="normal"/>
    </style:style>
    <style:style style:name="T8" style:family="text">
      <style:text-properties style:font-name="Arial" fo:font-size="14pt" style:font-name-asian="Arial Unicode MS" style:font-size-asian="14pt" style:font-name-complex="Mangal" style:font-size-complex="14pt"/>
    </style:style>
    <style:style style:name="T9" style:family="text">
      <style:text-properties style:font-name="Arial" fo:font-size="14pt" fo:font-weight="normal" style:font-name-asian="Arial Unicode MS" style:font-size-asian="14pt" style:font-weight-asian="normal" style:font-name-complex="Mangal" style:font-size-complex="14pt" style:font-weight-complex="normal"/>
    </style:style>
    <style:style style:name="T10" style:family="text">
      <style:text-properties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style:font-name-asian="Arial Unicode MS" style:font-name-complex="Mangal"/>
    </style:style>
    <style:style style:name="T13" style:family="text">
      <style:text-properties style:font-name="Calibri" fo:font-size="12pt" style:font-name-asian="Arial Unicode MS" style:font-size-asian="12pt" style:font-name-complex="Mangal" style:font-size-complex="12pt"/>
    </style:style>
    <style:style style:name="T14" style:family="text">
      <style:text-properties style:font-name="Calibri" fo:font-size="12pt" fo:font-weight="normal" style:font-name-asian="Arial Unicode MS" style:font-size-asian="12pt" style:font-weight-asian="normal" style:font-name-complex="Mangal" style:font-size-complex="12pt" style:font-weight-complex="normal"/>
    </style:style>
    <style:style style:name="T15" style:family="text">
      <style:text-properties style:font-name="Calibri" fo:font-size="12pt" fo:font-style="italic" fo:font-weight="normal" style:font-name-asian="Arial Unicode MS" style:font-size-asian="12pt" style:font-style-asian="italic" style:font-weight-asian="normal" style:font-name-complex="Mangal" style:font-size-complex="12pt" style:font-style-complex="italic" style:font-weight-complex="normal"/>
    </style:style>
    <style:style style:name="T16" style:family="text">
      <style:text-properties style:font-name="Calibri" fo:font-size="12pt" fo:font-style="normal" fo:font-weight="normal" style:font-name-asian="Arial Unicode MS" style:font-size-asian="12pt" style:font-style-asian="normal" style:font-weight-asian="normal" style:font-name-complex="Mangal" style:font-size-complex="12pt" style:font-style-complex="normal" style:font-weight-complex="normal"/>
    </style:style>
    <style:style style:name="T17" style:family="text">
      <style:text-properties style:font-name="Calibri" fo:font-weight="normal" style:font-name-asian="Arial Unicode MS" style:font-weight-asian="normal" style:font-name-complex="Mang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RI-" style:num-suffix="." style:num-format="1">
        <style:list-level-properties text:list-level-position-and-space-mode="label-alignment">
          <style:list-level-label-alignment text:label-followed-by="space" fo:text-indent="-2.18cm" fo:margin-left="3.18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RF-" style:num-suffix="." style:num-format="1">
        <style:list-level-properties text:list-level-position-and-space-mode="label-alignment">
          <style:list-level-label-alignment text:label-followed-by="space" fo:text-indent="-2.17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RNF-" style:num-suffix="." style:num-format="1">
        <style:list-level-properties text:list-level-position-and-space-mode="label-alignment">
          <style:list-level-label-alignment text:label-followed-by="space" fo:text-indent="-2.18cm" fo:margin-left="3.1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Juegos Web Interactivos para Entrenamiento Visual</text:p>
      <text:p text:style-name="P5">Ingeniería en informática</text:p>
      <text:p text:style-name="P6">Universidad de Córdoba</text:p>
      <text:p text:style-name="P7">Escuela Politécnica Superior</text:p>
      <text:p text:style-name="P8">ESPECIFICACIÓN DE REQUISITOS</text:p>
      <text:p text:style-name="Texto_5f_portada"><text:span text:style-name="T10">Autor:</text:span><text:span text:style-name="T11"> Manuel Navarro Pérez</text:span></text:p>
      <text:p text:style-name="Texto_5f_portada"><text:span text:style-name="T10">Directores:</text:span> <text:span text:style-name="T11">Antonio Arauzo Azofra</text:span></text:p>
      <text:p text:style-name="P4">Antonio Tomás González Espejo</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8"><text:s/>1 Especificación de requisitos<text:tab/>2</text:p>
          <text:p text:style-name="P39"><text:s/>1.1 Requisitos de información<text:tab/>2</text:p>
          <text:p text:style-name="P40"><text:s/>1.1.1 Usuarios<text:tab/>3</text:p>
          <text:p text:style-name="P34">RI-1.Paciente<text:tab/>3</text:p>
          <text:p text:style-name="P34">RI-2.Redes sociales<text:tab/>3</text:p>
          <text:p text:style-name="P40"><text:s/>1.1.2 Juegos<text:tab/>4</text:p>
          <text:p text:style-name="P34">RI-3.Juego<text:tab/>4</text:p>
          <text:p text:style-name="P39"><text:s/>1.2 Requisitos funcionales<text:tab/>4</text:p>
          <text:p text:style-name="P40"><text:s/>1.2.1 Registro de usuarios<text:tab/>4</text:p>
          <text:p text:style-name="P34">RF-1.Registro local del paciente<text:tab/>4</text:p>
          <text:p text:style-name="P34">RF-2.Registro con redes sociales<text:tab/>5</text:p>
          <text:p text:style-name="P40"><text:s/>1.2.2 Acceso del usuario<text:tab/>5</text:p>
          <text:p text:style-name="P34">RF-3.Acceso local del paciente<text:tab/>5</text:p>
          <text:p text:style-name="P34">RF-4.Acceso con redes sociales<text:tab/>5</text:p>
          <text:p text:style-name="P40"><text:s/>1.2.3 Modificación del perfil de usuario<text:tab/>5</text:p>
          <text:p text:style-name="P34">RF-5.Modificación del perfil del paciente<text:tab/>5</text:p>
          <text:p text:style-name="P34">RF-6.Vinculación con redes sociales<text:tab/>5</text:p>
          <text:p text:style-name="P40"><text:s/>1.2.4 Salida del usuario del sistema<text:tab/>6</text:p>
          <text:p text:style-name="P34">RF-7.Salida del paciente del sistema<text:tab/>6</text:p>
          <text:p text:style-name="P40"><text:s/>1.2.5 Gestión de juegos<text:tab/>6</text:p>
          <text:p text:style-name="P34">RF-8.Gestión de hoja de configuración<text:tab/>6</text:p>
          <text:p text:style-name="P34">RF-9.Registro de puntuación<text:tab/>6</text:p>
          <text:p text:style-name="P34">RF-10.Calibración de pantalla<text:tab/>6</text:p>
          <text:p text:style-name="P34">RF-11.Jugar al juego<text:tab/>6</text:p>
          <text:p text:style-name="P39"><text:s/>1.3 Requisitos no funcionales<text:tab/>6</text:p>
          <text:p text:style-name="P34">RNF-1.Interfaz gráfica<text:tab/>6</text:p>
          <text:p text:style-name="P34">RNF-2.Entorno de programación<text:tab/>7</text:p>
          <text:p text:style-name="P34">RNF-3.Usabilidad y extensibilidad<text:tab/>7</text:p>
        </text:index-body>
      </text:table-of-content>
      <text:h text:style-name="P25" text:outline-level="1">Especificación de requisitos</text:h>
      <text:p text:style-name="Text_20_body">En este apartado se va a ofrecer una visión detallada del sistema que se va a desarrollar. Además se describirá la información que se va a manejar, así como las relaciones que se establecen entre sí.</text:p>
      <text:p text:style-name="Text_20_body">Tal y como se ha comentado en apartados anteriores el objetivo principal del proyecto consiste en la creación de una “<text:span text:style-name="T1">web app</text:span><text:span text:style-name="T1"><text:note text:id="ftn1" text:note-class="footnote"><text:note-citation>1</text:note-citation><text:note-body><text:p text:style-name="Footnote">Se denomina aplicación web <text:s/>a aquellas herramientas que los usuarios pueden utilizar accediendo a un servidor web a través de Internet mediante un navegador. En otras palabras, es una aplicación software que se codifica en un lenguaje soportado por los navegadores web en la que se confía la ejecución al navegador.</text:p></text:note-body></text:note></text:span><text:span text:style-name="T1">” </text:span><text:span text:style-name="T4">de ayuda al tratamiento de deficiencias visuales como la ambliopía o el estrabismo.</text:span></text:p>
      <text:h text:style-name="P26" text:outline-level="2"><text:bookmark text:name="__RefHeading__1064_1807624222"/>Requisitos de información<text:bookmark-end text:name="__RefHeading__1064_1807624222"/></text:h>
      <text:p text:style-name="Text_20_body">Como se trata de un sistema para el tratamiento de un determinado problema visual, se necesita distinguir y describir al tipo de usuario que utilizará la aplicación, en este caso se trata de un tipo de usuario paciente o jugador, que será aquella persona que necesite tratar la deficiencia visual. Siendo éste el principal tipo de usuario al que está dirigido el sistema, no existe inconveniente alguno en que cualquier otro tipo de usuario ingrese en el sistema y haga uso de los juegos.</text:p>
      <text:p text:style-name="Text_20_body">El primer contacto que el paciente tendrá con el sistema será una pantalla introductoria que albergará una breve descripción del sistema implementado, que a su vez dará paso a la siguiente secuencia de entrada al sistema, se trata de la fase de identificación o registro al sistema. El paciente deberá de ceder una cantidad mínima de información personal para poder acceder al sistema, esta información podrá ser ampliada en pasos posteriores una vez el usuario esté registrado. Se implementará la posibilidad de que el paciente pueda tramitar al ingreso al sistema a través de diferentes redes sociales, facilitando así el ingreso del paciente en el sistema y consiguiendo una forma cómoda de acceso a éste.</text:p>
      <text:p text:style-name="Text_20_body">Una vez el paciente se haya accedido al sistema, tendrá la opción de elegir entre los juegos disponibles además de añadir, eliminar o modificar las diferentes configuraciones que caracterizan a cada juego y que favorecerán a a la evolución del tratamiento. Dentro del apartado de configuraciones de cada juego, se establecerán una serie de configuraciones predeterminadas de diferentes niveles de dificultad las cuales no podrán ser eliminadas del sistema, en cambio, las configuraciones que el usuario añada sí podrán ser eliminadas o modificadas cuando el usuario lo desee.</text:p>
      <text:p text:style-name="Text_20_body">Se distinguirá <text:s/>apartado de calibración, cuya función será imprescindible en el sistema, pues consigue transformar unos juegos normales en unas herramientas para el tratamiento visual, consiguiendo que cada ojo trabaje de forma individual, aumentando así la plasticidad del cerebro y alcanzando una mejora en la deficiencia visual del paciente.</text:p>
      <text:p text:style-name="Text_20_body">Un tipo de información importante y de gran relevancia en el desarrollo de la aplicación web será la relacionada con los juegos, herramienta principal para el tratamiento de las deficiencias visuales. Estos juegos tienen un papel fundamental en el sistema y su correcto tratamiento será esencial para la evolución en el tratamiento del paciente. La información de un juego vendrá determinada por una hoja de configuración, adaptada y preestablecida para cada juego, y los resultados que se obtengan de la interacción del paciente con dicho juego. Toda la interacción que el usuario mantenga con los juegos y los resultados que éste consiga serán almacenados para su comparación, sirviendo de motivación para que el usuario siga avanzando en su tratamiento.</text:p>
      <text:h text:style-name="Heading_20_3" text:outline-level="3"><text:soft-page-break/>Usuarios</text:h>
      <text:p text:style-name="Text_20_body">A continuación describiremos toda la información referente al grupo de usuarios que el sistema va a manejar. El sistema identifica a este grupo de usuarios como el usuario objetivo al que va destinada la aplicación web, sin embargo no será excluyente para el resto de usuarios que decidan ingresar y ejecutar esta aplicación. </text:p>
      <text:list xml:id="list31746745" text:style-name="L1">
        <text:list-item>
          <text:list>
            <text:list-item>
              <text:list>
                <text:list-item>
                  <text:list>
                    <text:list-item>
                      <text:h text:style-name="P42" text:outline-level="4">Paciente</text:h>
                    </text:list-item>
                  </text:list>
                </text:list-item>
              </text:list>
            </text:list-item>
          </text:list>
        </text:list-item>
      </text:list>
      <text:p text:style-name="Text_20_body">Con respecto al grupo de usuario de tipo paciente almacenaremos todos sus datos personales, con previsión de un futuro uso comercial, como por ejemplo, el envío a su domicilio de información de algún producto para el tratamiento de enfermedades visuales.</text:p>
      <text:p text:style-name="Text_20_body">Para facilitar el acceso del paciente al sistema, la mayoría de los datos <text:s/>serán prescindibles con la opción de que el paciente pueda completar los datos de su perfil más adelante, si así lo desea. A continuación se enumeran los datos que el sistema va a manejar.</text:p>
      <text:list xml:id="list31749761" text:style-name="L2">
        <text:list-item>
          <text:p text:style-name="P9"><text:span text:style-name="T11">Nombre completo: </text:span><text:span text:style-name="T10">Cadena de caracteres que representa el nombre y apellidos del usuario. </text:span><text:span text:style-name="T2">[Obligatorio]</text:span></text:p>
        </text:list-item>
        <text:list-item>
          <text:p text:style-name="P10">NIF: <text:span text:style-name="T10">Cadena de caracteres de longitud 9, de los cuales los 8 primeros serán números y el último una letra. </text:span><text:span text:style-name="T2">[No obligatorio]</text:span></text:p>
        </text:list-item>
        <text:list-item>
          <text:p text:style-name="P10">Teléfono: <text:span text:style-name="T10">Entero de 9 dígitos. </text:span><text:span text:style-name="T2">[No obligatorio]</text:span></text:p>
        </text:list-item>
        <text:list-item>
          <text:p text:style-name="P10">Correo electrónico: <text:span text:style-name="T10">Cadena de caracteres que empieza por uno o más caracteres distintos de “@”, seguidos de una “@”, después una sucesión de caracteres seguidos de un “.” y finalmente una o más letras. </text:span><text:span text:style-name="T2">[Obligatorio]</text:span></text:p>
        </text:list-item>
        <text:list-item>
          <text:p text:style-name="P10">Dirección: <text:span text:style-name="T10">Cadena de caracteres que representa la dirección completa del paciente, localidad, provincia, código postal, calle ,... . </text:span><text:span text:style-name="T2">[No obligatorio]</text:span></text:p>
        </text:list-item>
        <text:list-item>
          <text:p text:style-name="P10"><text:span text:style-name="T4">Contraseña:</text:span><text:span text:style-name="T5"> Cadena alfanumérica con una longitud mínima de 6 caracteres.</text:span><text:span text:style-name="T2"> [Obligatorio]</text:span></text:p>
        </text:list-item>
        <text:list-item>
          <text:p text:style-name="P12">Fecha de registro: <text:span text:style-name="T10">Fecha en la que el paciente se ha registrado en el sistema, ésta se rellenará automáticamente por dicho sistema. </text:span><text:span text:style-name="T2">[Obligatorio]</text:span></text:p>
        </text:list-item>
      </text:list>
      <text:p text:style-name="P2">De todos los datos que se van a manejar, solo los datos obligatorios serán imprescindibles para el registro y posterior acceso del paciente al sistema, el resto de información puede ser rellenada posteriormente a elección del paciente.</text:p>
      <text:p text:style-name="P2">El dato más importante para el acceso al sistema será el correo electrónico, además de la contraseña. El correo identificara unívocamente al paciente a partir del momento en el que éste accede al sistema y durante todo el tiempo que este permanezca en él.</text:p>
      <text:list xml:id="list31737794" text:continue-list="list31746745" text:style-name="L1">
        <text:list-item>
          <text:list>
            <text:list-item>
              <text:list>
                <text:list-item>
                  <text:list>
                    <text:list-item>
                      <text:h text:style-name="P42" text:outline-level="4">Redes sociales</text:h>
                    </text:list-item>
                  </text:list>
                </text:list-item>
              </text:list>
            </text:list-item>
          </text:list>
        </text:list-item>
      </text:list>
      <text:p text:style-name="Text_20_body">Como se ha comentado en apartados anteriores, el sistema integra un mecanismo de registro y acceso a través de las diferentes redes sociales, como son “<text:span text:style-name="T1">Facebook</text:span><text:span text:style-name="T1"><text:note text:id="ftn2" text:note-class="footnote"><text:note-citation>2</text:note-citation><text:note-body><text:p text:style-name="Footnote"><text:a xlink:type="simple" xlink:href="https://es-es.facebook.com/">https://es-es.facebook.com/</text:a>‎</text:p></text:note-body></text:note></text:span>”, “<text:span text:style-name="T1">Twitter</text:span><text:span text:style-name="T1"><text:note text:id="ftn3" text:note-class="footnote"><text:note-citation>3</text:note-citation><text:note-body><text:p text:style-name="Footnote"><text:a xlink:type="simple" xlink:href="https://twitter.com/">https://twitter.com/</text:a>‎</text:p></text:note-body></text:note></text:span>” y “<text:span text:style-name="T1">Google +</text:span><text:span text:style-name="T1"><text:note text:id="ftn4" text:note-class="footnote"><text:note-citation>4</text:note-citation><text:note-body><text:p text:style-name="Footnote"><text:a xlink:type="simple" xlink:href="https://plus.google.com/">https://plus.google.com/</text:a>‎</text:p></text:note-body></text:note></text:span>”, para gestionar ésto, necesitaremos una información mínima que se describe a continuación.</text:p>
      <text:list xml:id="list31768151" text:continue-list="list31749761" text:style-name="L2">
        <text:list-item>
          <text:p text:style-name="P10">Identificador: <text:span text:style-name="T10">Cadena de alfanumérica que representa un identificador único, el cual será devuelto una vez tramitada la autorización del usuario de vincular la aplicación con la red </text:span><text:soft-page-break/><text:span text:style-name="T10">social.</text:span></text:p>
        </text:list-item>
        <text:list-item>
          <text:p text:style-name="P9"><text:span text:style-name="T3">Token</text:span><text:span text:style-name="T11">: </text:span><text:span text:style-name="T10">Cadena alfanumérica que nos ayudará a gestionar las sesiones del usuario cuando entra y sale del sistema, al igual que el anterior, este parámetro también será entregado por la red social.</text:span></text:p>
        </text:list-item>
      </text:list>
      <text:h text:style-name="Heading_20_3" text:outline-level="3">Juegos</text:h>
      <text:p text:style-name="Text_20_body">A continuación describiremos toda la información que el sistema necesitará manejar para la ejecución de los juegos.</text:p>
      <text:list xml:id="list31744371" text:continue-list="list31737794" text:style-name="L1">
        <text:list-item>
          <text:list>
            <text:list-item>
              <text:list>
                <text:list-item>
                  <text:list>
                    <text:list-item>
                      <text:h text:style-name="P43" text:outline-level="4">Juego</text:h>
                    </text:list-item>
                  </text:list>
                </text:list-item>
              </text:list>
            </text:list-item>
          </text:list>
        </text:list-item>
      </text:list>
      <text:p text:style-name="P1">En este apartado sedescribirá la información que el sistema necesitará manejar relacionada con cada juego. En primero lugar cada juego necesitará de una configuración, ésta será independiente a cada juego y está detallada en los apartados dónde se describe cada juego, también necesitaremos manejar los resultados, comentados en los apartados de descripción de cada juego, que se consiguen tras la interacción del paciente con el juego además de datos relacionados con la fecha y hora en la que el paciente ha jugado a un determinado juego. Estos datos se enumeran a continuación.</text:p>
      <text:list xml:id="list31749690" text:style-name="L3">
        <text:list-item>
          <text:p text:style-name="P11"><text:span text:style-name="T13">Identificación del juego: </text:span><text:span text:style-name="T14">Cadena identificativa del juego (</text:span><text:span text:style-name="T15">pong, tetris </text:span><text:span text:style-name="T16">o</text:span><text:span text:style-name="T15"> dragMe</text:span><text:span text:style-name="T16">).</text:span></text:p>
        </text:list-item>
        <text:list-item>
          <text:p text:style-name="P11"><text:span text:style-name="T13">Hoja de configuración: </text:span><text:span text:style-name="T14">Estructura de datos con toda la información necesaria para la inicialización y configuración del juego.</text:span></text:p>
        </text:list-item>
        <text:list-item>
          <text:p text:style-name="P13"><text:span text:style-name="T7">Calibración de color:</text:span><text:span text:style-name="T6"> Estructura con dos cadenas hexadecimales con los valores de calibración para las gafas bicolor.</text:span></text:p>
        </text:list-item>
        <text:list-item>
          <text:p text:style-name="P11"><text:span text:style-name="T13">Identificación del usuario que completa la hoja de configuración: </text:span><text:span text:style-name="T14">Cadena que identifica al usuario que ha rellenado la hoja de configuración del juego, ésta puede ser una hoja de configuración predeterminada por el sistema o puede ser una configuración nueva creada por el paciente.</text:span></text:p>
        </text:list-item>
        <text:list-item>
          <text:p text:style-name="P11"><text:span text:style-name="T13">Puntuación: </text:span><text:span text:style-name="T14">Estructura de datos con los puntuación resultante de la ejecución del juego por parte del paciente.</text:span></text:p>
        </text:list-item>
        <text:list-item>
          <text:p text:style-name="P11"><text:span text:style-name="T13">Fecha y hora: </text:span><text:span text:style-name="T14">Fecha en la que ha tenido lugar la ejecución del juego.</text:span></text:p>
        </text:list-item>
      </text:list>
      <text:h text:style-name="P27" text:outline-level="2">Requisitos funcionales</text:h>
      <text:p text:style-name="P3">En esta sección describiremos los requisitos funcionales que se han identificado en el sistema. Un requisito funcional describe una función de un sistema software, esta función puede ser descrita como un conjunto de entradas, comportamientos y salidas.</text:p>
      <text:h text:style-name="P37" text:outline-level="3">Registro de usuarios</text:h>
      <text:list xml:id="list31747305" text:style-name="L4">
        <text:list-item>
          <text:list>
            <text:list-item>
              <text:list>
                <text:list-item>
                  <text:list>
                    <text:list-item>
                      <text:h text:style-name="P28" text:outline-level="4">Registro local del paciente</text:h>
                    </text:list-item>
                  </text:list>
                </text:list-item>
              </text:list>
            </text:list-item>
          </text:list>
        </text:list-item>
      </text:list>
      <text:list xml:id="list31738534" text:style-name="L5">
        <text:list-item>
          <text:p text:style-name="P17">Se deberá proporcionar un formulario sencillo y lo más intuitivo posible para facilitar el registro de lo pacientes, que deberá exigir todos los campos obligatorios de sistema.</text:p>
        </text:list-item>
        <text:list-item>
          <text:p text:style-name="P17">La contraseña se deberán introducir dos veces para evitar posibles errores de escritura.</text:p>
        </text:list-item>
        <text:list-item>
          <text:p text:style-name="P17">La contraseña se deberá mostrar con asteriscos o cualquier otro símbolo para ocultarla, <text:soft-page-break/>debiendo tener un mínimo de seis caracteres.</text:p>
        </text:list-item>
        <text:list-item>
          <text:p text:style-name="P17">El sistema debe comprobar que no se registre más de un usuario con el mismo correo electrónico, ya que este campo se usará para identificar inequívocamente a cada usuario.</text:p>
        </text:list-item>
        <text:list-item>
          <text:p text:style-name="P17">Se ofrece la posibilidad de rellenar los datos personales del perfil menos importantes una vez que el usuario ya se encuentra registrado en el sistema, pero solo opcionalmente.</text:p>
        </text:list-item>
        <text:list-item>
          <text:p text:style-name="P17">El sistema contará con una alternativa al registro normal del usuario, se trata de vincular su perfil de una red social con la aplicación. Para ello el paciente deberá dar permiso a la red social para que ésta nos entregue un identificador para el usuario.</text:p>
        </text:list-item>
      </text:list>
      <text:list xml:id="list31768145" text:continue-list="list31747305" text:style-name="L4">
        <text:list-item>
          <text:list>
            <text:list-item>
              <text:list>
                <text:list-item>
                  <text:list>
                    <text:list-item>
                      <text:h text:style-name="P29" text:outline-level="4">Registro con redes sociales</text:h>
                    </text:list-item>
                  </text:list>
                </text:list-item>
              </text:list>
            </text:list-item>
          </text:list>
        </text:list-item>
      </text:list>
      <text:list xml:id="list31753518" text:continue-list="list31738534" text:style-name="L5">
        <text:list-item>
          <text:p text:style-name="P18">Se ofrece la posibilidad al usuario de evitar el formulario de entrada al sistema y de acceder directamente a través de una red social.</text:p>
        </text:list-item>
        <text:list-item>
          <text:p text:style-name="P18">El usuario deberá aceptar la autorización de compartir unos datos mínimos con el sistema, los cuáles serán entregados por parte de la red social.</text:p>
        </text:list-item>
      </text:list>
      <text:h text:style-name="Heading_20_3" text:outline-level="3">Acceso del usuario</text:h>
      <text:list xml:id="list31737980" text:continue-list="list31768145" text:style-name="L4">
        <text:list-item>
          <text:list>
            <text:list-item>
              <text:list>
                <text:list-item>
                  <text:list>
                    <text:list-item>
                      <text:h text:style-name="P29" text:outline-level="4">Acceso local del paciente</text:h>
                    </text:list-item>
                  </text:list>
                </text:list-item>
              </text:list>
            </text:list-item>
          </text:list>
        </text:list-item>
      </text:list>
      <text:list xml:id="list31745619" text:continue-list="list31753518" text:style-name="L5">
        <text:list-item>
          <text:p text:style-name="P17">Se deberá proporcionar un formulario sencillo y lo más intuitivo posible para facilitar el acceso de lo pacientes, se requiere la inserción de la contraseña y del correo electrónico.</text:p>
        </text:list-item>
        <text:list-item>
          <text:p text:style-name="P17">La contraseña se deberá mostrar con asteriscos o cualquier otro símbolo para ocultarla, debiendo tener un mínimo de seis caracteres.</text:p>
        </text:list-item>
        <text:list-item>
          <text:p text:style-name="P19"><text:span text:style-name="T12">El </text:span><text:span text:style-name="T17">sistema</text:span><text:span text:style-name="T12"> debe comprobar que la contraseña y el correo introducidos son válidos y notificará cualquier error si éstos no se encuentran en la base de datos.</text:span></text:p>
        </text:list-item>
      </text:list>
      <text:list xml:id="list31754044" text:continue-list="list31737980" text:style-name="L4">
        <text:list-item>
          <text:list>
            <text:list-item>
              <text:list>
                <text:list-item>
                  <text:list>
                    <text:list-item>
                      <text:h text:style-name="P30" text:outline-level="4"><text:span text:style-name="T9">Acceso con redes social</text:span>es</text:h>
                    </text:list-item>
                  </text:list>
                </text:list-item>
              </text:list>
            </text:list-item>
          </text:list>
        </text:list-item>
      </text:list>
      <text:list xml:id="list31744043" text:continue-list="list31745619" text:style-name="L5">
        <text:list-item>
          <text:p text:style-name="P14">Si el usuario ha vinculado cualquier red social al perfil del sistema, podrá acceder directamente éste sin necesidad de rellenar el formulario de acceso.</text:p>
        </text:list-item>
      </text:list>
      <text:h text:style-name="Heading_20_3" text:outline-level="3">Modificación del perfil de usuario</text:h>
      <text:list xml:id="list31744412" text:continue-list="list31754044" text:style-name="L4">
        <text:list-item>
          <text:list>
            <text:list-item>
              <text:list>
                <text:list-item>
                  <text:list>
                    <text:list-item>
                      <text:h text:style-name="P29" text:outline-level="4">Modificación del perfil del paciente</text:h>
                    </text:list-item>
                  </text:list>
                </text:list-item>
              </text:list>
            </text:list-item>
          </text:list>
        </text:list-item>
      </text:list>
      <text:list xml:id="list31736472" text:style-name="L6">
        <text:list-item>
          <text:p text:style-name="P15">El paciente podrá modificar cualquier dato accediendo a la sección de su perfil. Para cambiar la contraseña, se deberá introducir de nuevo la contraseña antigua.</text:p>
        </text:list-item>
        <text:list-item>
          <text:p text:style-name="P15">En el caso de que el acceso se haya realizado a través de una red social, el sistema solo obligará al usuario a introducir una sola contraseña, que será almacenada en la base de datos.</text:p>
        </text:list-item>
      </text:list>
      <text:list xml:id="list31767296" text:continue-list="list31744412" text:style-name="L4">
        <text:list-item>
          <text:list>
            <text:list-item>
              <text:list>
                <text:list-item>
                  <text:list>
                    <text:list-item>
                      <text:h text:style-name="P31" text:outline-level="4">Vinculación con redes sociales</text:h>
                    </text:list-item>
                  </text:list>
                </text:list-item>
              </text:list>
            </text:list-item>
          </text:list>
        </text:list-item>
      </text:list>
      <text:list xml:id="list31739492" text:continue-list="list31736472" text:style-name="L6">
        <text:list-item>
          <text:p text:style-name="P20">E<text:span text:style-name="T14">l paciente podrá vincular o desvincular cualquier tipo de red social disponible para el acceso del paciente en el sistema.</text:span></text:p>
        </text:list-item>
        <text:list-item>
          <text:p text:style-name="P15"><text:soft-page-break/>Las redes sociales disponibles son “<text:span text:style-name="T1">Facebook</text:span>”, “<text:span text:style-name="T1">Twitter</text:span>” y “<text:span text:style-name="T1">Google +</text:span>” y podrán ser vinculadas o desvinculadas del sistema tantas veces lo requiera el usuario.</text:p>
        </text:list-item>
      </text:list>
      <text:h text:style-name="Heading_20_3" text:outline-level="3">Salida del usuario del sistema</text:h>
      <text:list xml:id="list31738752" text:continue-list="list31767296" text:style-name="L4">
        <text:list-item>
          <text:list>
            <text:list-item>
              <text:list>
                <text:list-item>
                  <text:list>
                    <text:list-item>
                      <text:h text:style-name="P29" text:outline-level="4">Salida del paciente del sistema</text:h>
                    </text:list-item>
                  </text:list>
                </text:list-item>
              </text:list>
            </text:list-item>
          </text:list>
        </text:list-item>
      </text:list>
      <text:list xml:id="list31745029" text:style-name="L7">
        <text:list-item>
          <text:p text:style-name="P16">El usuario podrá salir del sistema en el sistema cuando desee una vez lo consiga volverá a la ventana principal para realizar una nueva entrada al sistema o abandonar la aplicación.</text:p>
        </text:list-item>
      </text:list>
      <text:h text:style-name="Heading_20_3" text:outline-level="3">Gestión de juegos</text:h>
      <text:list xml:id="list31763585" text:continue-list="list31738752" text:style-name="L4">
        <text:list-item>
          <text:list>
            <text:list-item>
              <text:list>
                <text:list-item>
                  <text:list>
                    <text:list-item>
                      <text:h text:style-name="P33" text:outline-level="4"><text:span text:style-name="T8">Gestión de</text:span> hoja de configuración</text:h>
                    </text:list-item>
                  </text:list>
                </text:list-item>
              </text:list>
            </text:list-item>
          </text:list>
        </text:list-item>
      </text:list>
      <text:list xml:id="list31737336" text:continue-list="list31745029" text:style-name="L7">
        <text:list-item>
          <text:p text:style-name="P16">El usuario contará con una serie de configuraciones predeterminadas por el sistema con diferentes niveles de dificultad.</text:p>
        </text:list-item>
        <text:list-item>
          <text:p text:style-name="P16">El paciente tiene la opción de crear nuevas hojas de configuración, completándolas un nombre indentificativo y con los parámetros configurables característicos de cada juego.</text:p>
        </text:list-item>
        <text:list-item>
          <text:p text:style-name="P16">Las hojas de configuración no predeterminadas, es decir, las que el usuario ha creado, podrán ser modificadas o eliminadas del perfil del usuario.</text:p>
        </text:list-item>
        <text:list-item>
          <text:p text:style-name="P16">Un paciente podrá intercambiar entre diferentes hojas de configuración que se encuentren almacenadas en el sistema.</text:p>
        </text:list-item>
      </text:list>
      <text:list xml:id="list31765468" text:continue-list="list31763585" text:style-name="L4">
        <text:list-item>
          <text:list>
            <text:list-item>
              <text:list>
                <text:list-item>
                  <text:list>
                    <text:list-item>
                      <text:h text:style-name="P33" text:outline-level="4">R<text:span text:style-name="T8">egistro de puntuación</text:span></text:h>
                    </text:list-item>
                  </text:list>
                </text:list-item>
              </text:list>
            </text:list-item>
          </text:list>
        </text:list-item>
      </text:list>
      <text:list xml:id="list31763530" text:continue-list="list31737336" text:style-name="L7">
        <text:list-item>
          <text:p text:style-name="P16">El sistema de puntuación será diferente por cada juego, cada uno tiene sus normas y por tanto sistemas de puntuación diferentes. El registro de puntuación será utilizado por el paciente para observar la evolución de su tratamiento.</text:p>
        </text:list-item>
        <text:list-item>
          <text:p text:style-name="P16">Con el registro de puntuación se completará y mostrará al paciente una serie de gráficas con el historial de partidas de cada jugador y la puntuación que alcanzo en un nivel determinado de dificultad.</text:p>
        </text:list-item>
      </text:list>
      <text:list xml:id="list31746531" text:continue-list="list31765468" text:style-name="L4">
        <text:list-item>
          <text:list>
            <text:list-item>
              <text:list>
                <text:list-item>
                  <text:list>
                    <text:list-item>
                      <text:h text:style-name="P32" text:outline-level="4">Calibración de pantalla</text:h>
                    </text:list-item>
                  </text:list>
                </text:list-item>
              </text:list>
            </text:list-item>
          </text:list>
        </text:list-item>
      </text:list>
      <text:list xml:id="list31765728" text:continue-list="list31763530" text:style-name="L7">
        <text:list-item>
          <text:p text:style-name="P16">El paciente calibrará, junto con las gafas rojo/verde, los colores de juego <text:s/>necesarios para que tenga lugar el tratamiento en cada uno de los juegos a los que jugará, consiguiendo que determinados aspectos del juego sean visibles de forma independiente a cada ojo.</text:p>
        </text:list-item>
      </text:list>
      <text:list xml:id="list31760201" text:continue-list="list31746531" text:style-name="L4">
        <text:list-item>
          <text:list>
            <text:list-item>
              <text:list>
                <text:list-item>
                  <text:list>
                    <text:list-item>
                      <text:h text:style-name="P33" text:outline-level="4"><text:span text:style-name="T8">Jugar</text:span> al juego</text:h>
                    </text:list-item>
                  </text:list>
                </text:list-item>
              </text:list>
            </text:list-item>
          </text:list>
        </text:list-item>
      </text:list>
      <text:list xml:id="list31767011" text:continue-list="list31765728" text:style-name="L7">
        <text:list-item>
          <text:p text:style-name="P21">Una vez se haya estable<text:span text:style-name="T14">cido una configuración del juego, </text:span>el paciente podrá jugar a éste sin ningún problema.</text:p>
        </text:list-item>
      </text:list>
      <text:h text:style-name="Heading_20_2" text:outline-level="2">Requisitos no funcionales</text:h>
      <text:list xml:id="list31747590" text:style-name="L8">
        <text:list-item>
          <text:list>
            <text:list-item>
              <text:list>
                <text:list-item>
                  <text:list>
                    <text:list-item>
                      <text:h text:style-name="P35" text:outline-level="4">Interfaz gráfica</text:h>
                    </text:list-item>
                  </text:list>
                </text:list-item>
              </text:list>
            </text:list-item>
          </text:list>
        </text:list-item>
      </text:list>
      <text:list xml:id="list31762291" text:style-name="L9">
        <text:list-item>
          <text:p text:style-name="P22">El sistema debe aportar una interfaz gráfica amigable e intuitiva para facilitar el manejo a <text:soft-page-break/>usuarios inexpertos.</text:p>
        </text:list-item>
        <text:list-item>
          <text:p text:style-name="P22">El paciente tendrá una interfaz propia cuya estructura y opciones dependerá de aquellas tareas que pueda realizar en el sistema.</text:p>
        </text:list-item>
      </text:list>
      <text:list xml:id="list31746245" text:continue-list="list31747590" text:style-name="L8">
        <text:list-item>
          <text:list>
            <text:list-item>
              <text:list>
                <text:list-item>
                  <text:list>
                    <text:list-item>
                      <text:h text:style-name="P36" text:outline-level="4"><text:span text:style-name="T8">Entorno</text:span> de programación</text:h>
                    </text:list-item>
                  </text:list>
                </text:list-item>
              </text:list>
            </text:list-item>
          </text:list>
        </text:list-item>
      </text:list>
      <text:list xml:id="list31739493" text:style-name="L10">
        <text:list-item>
          <text:p text:style-name="P23">Debido a las características del proyecto, una aplicación web, el proyecto deberá desarrollarse en su mayor parte, utilizando el lenguaje de programación JavaScript.</text:p>
        </text:list-item>
      </text:list>
      <text:list xml:id="list31751042" text:continue-list="list31746245" text:style-name="L8">
        <text:list-item>
          <text:list>
            <text:list-item>
              <text:list>
                <text:list-item>
                  <text:list>
                    <text:list-item>
                      <text:h text:style-name="P36" text:outline-level="4"><text:span text:style-name="T8">Usabilidad</text:span> y extensibilidad</text:h>
                    </text:list-item>
                  </text:list>
                </text:list-item>
              </text:list>
            </text:list-item>
          </text:list>
        </text:list-item>
      </text:list>
      <text:list xml:id="list31757206" text:style-name="L11">
        <text:list-item>
          <text:p text:style-name="P24">Con motivo de futuras incorporaciones de juegos al sistema, el diseño deberá permitir la incorporación de estos nuevos juegos de una manera fácil, simple y ordenad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Verdana" svg:font-family="Verdana, Verdana"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opacity draw:name="Transparency_20_1" draw:display-name="Transparency 1" draw:style="linear" draw:start="100%" draw:end="0%" draw:angle="0" draw:border="0%"/>
    <draw:opacity draw:name="Transparency_20_21" draw:display-name="Transparency 21" draw:style="linear" draw:start="100%" draw:end="0%" draw:angle="517" draw:border="15%"/>
    <draw:marker draw:name="Arrow" svg:viewBox="0 0 20 30" svg:d="m10 0-10 30h20z"/>
    <draw:stroke-dash draw:name="Fine_20_Dashed" draw:display-name="Fine Dashed" draw:style="rect" draw:dots1="1" draw:dots1-length="0.288cm" draw:dots2="1" draw:dots2-length="0.288cm" draw:distance="0.288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cm" style:auto-text-indent="true" style:page-number="aut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o_5f_portada" style:display-name="Texto_portada" style:family="paragraph" style:parent-style-name="Standard"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5f_portada" style:display-name="Título_portada" style:family="paragraph" style:parent-style-name="Title" style:class="text">
      <style:text-properties fo:font-variant="small-caps" fo:font-size="26pt"/>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Requsito_20_de_20_información" style:display-name="Requsito de información" style:family="paragraph" style:parent-style-name="Heading" style:next-style-name="Text_20_body" style:default-outline-level="4" style:list-style-name="" style:class="text">
      <style:paragraph-properties>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Requisito_20_funcional" style:display-name="Requisito funcional" style:family="paragraph" style:parent-style-name="Heading" style:next-style-name="Text_20_body" style:default-outline-level="4" style:list-style-name="" style:class="text"/>
    <style:style style:name="Default" style:family="paragraph" style:parent-style-name="Standard">
      <style:paragraph-properties fo:text-align="start" style:justify-single-word="false" style:text-autospace="none"/>
      <style:text-properties fo:color="#000000" style:font-name="Verdana" fo:font-size="12pt" style:font-name-asian="Verdana" style:font-size-asian="12pt" style:font-name-complex="Verdana" style:font-size-complex="12pt"/>
    </style:style>
    <style:style style:name="Requisito_20_no_20_funcional" style:display-name="Requisito no funcional" style:family="paragraph" style:parent-style-name="Heading" style:next-style-name="Text_20_body" style:default-outline-level="4" style:list-style-name="" style:class="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prefix="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0.499cm" fo:margin-left="5.001cm"/>
        </style:list-level-properties>
      </text:list-level-style-number>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7H13M12S</meta:editing-duration>
    <meta:editing-cycles>18</meta:editing-cycles>
    <meta:generator>OpenOffice.org/3.3$Win32 OpenOffice.org_project/330m20$Build-9567</meta:generator>
    <dc:date>2014-02-27T11:59:54.60</dc:date>
    <dc:creator>Manuel Navarro Pérez</dc:creator>
    <meta:document-statistic meta:table-count="0" meta:image-count="0" meta:object-count="0" meta:page-count="7" meta:paragraph-count="129" meta:word-count="2388" meta:character-count="14815"/>
    <meta:user-defined meta:name="Info 1"/>
    <meta:user-defined meta:name="Info 2"/>
    <meta:user-defined meta:name="Info 3"/>
    <meta:user-defined meta:name="Info 4"/>
  </office:meta>
</office:document-meta>
</file>